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center" style:justify-single-word="false"/>
      <style:text-properties fo:font-size="15pt" style:font-size-asian="15pt" style:font-size-complex="15pt"/>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margin-left="0in" fo:margin-right="0in" fo:text-indent="0in" style:auto-text-indent="false"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margin-left="0in" fo:margin-right="0in" fo:text-indent="0in" style:auto-text-indent="false">
        <style:tab-stops>
          <style:tab-stop style:position="1.6835in" style:leader-style="dotted" style:leader-text="."/>
        </style:tab-stops>
      </style:paragraph-properties>
    </style:style>
    <style:style style:name="P12" style:family="paragraph" style:parent-style-name="Text_20_body">
      <style:paragraph-properties fo:margin-left="0in" fo:margin-right="0in" fo:margin-top="0in" fo:margin-bottom="0.0193in" fo:text-indent="0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13" style:family="paragraph" style:parent-style-name="Text_20_body">
      <style:paragraph-properties fo:margin-top="0in" fo:margin-bottom="0.0193in">
        <style:tab-stops>
          <style:tab-stop style:position="1.4752in" style:leader-style="dotted" style:leader-text="."/>
        </style:tab-stops>
      </style:paragraph-properties>
    </style:style>
    <style:style style:name="P14" style:family="paragraph" style:parent-style-name="Text_20_body">
      <style:paragraph-properties fo:margin-top="0in" fo:margin-bottom="0.0193in">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5" style:family="paragraph" style:parent-style-name="Heading_20_3">
      <style:paragraph-properties fo:break-before="page"/>
    </style:style>
    <style:style style:name="P16" style:family="paragraph" style:parent-style-name="Heading_20_2">
      <style:text-properties fo:font-weight="normal" style:font-weight-asian="normal" style:font-weight-complex="normal"/>
    </style:style>
    <style:style style:name="P17" style:family="paragraph" style:parent-style-name="Heading_20_2">
      <style:paragraph-properties fo:break-before="page"/>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Standard" style:list-style-name="L14">
      <style:text-properties style:text-underline-style="none" fo:font-weight="normal" style:font-weight-asian="normal" style:font-weight-complex="normal"/>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6">
      <style:paragraph-properties>
        <style:tab-stops>
          <style:tab-stop style:position="1.6835in" style:leader-style="dotted" style:leader-text="."/>
        </style:tab-stops>
      </style:paragraph-properties>
    </style:style>
    <style:style style:name="P25" style:family="paragraph" style:parent-style-name="Text_20_body" style:list-style-name="L7"/>
    <style:style style:name="P26" style:family="paragraph" style:parent-style-name="Text_20_body" style:list-style-name="L7">
      <style:text-properties style:text-underline-style="none" fo:font-weight="normal" style:font-weight-asian="normal" style:font-weight-complex="normal"/>
    </style:style>
    <style:style style:name="P27" style:family="paragraph" style:parent-style-name="Text_20_body" style:list-style-name="L8">
      <style:text-properties style:text-underline-style="none" fo:font-weight="normal" style:font-weight-asian="normal" style:font-weight-complex="normal"/>
    </style:style>
    <style:style style:name="P28" style:family="paragraph" style:parent-style-name="Text_20_body" style:list-style-name="L9">
      <style:text-properties style:text-underline-style="none" fo:font-weight="normal" style:font-weight-asian="normal" style:font-weight-complex="normal"/>
    </style:style>
    <style:style style:name="P29" style:family="paragraph" style:parent-style-name="Text_20_body" style:list-style-name="L10">
      <style:text-properties style:text-underline-style="none" fo:font-weight="normal" style:font-weight-asian="normal" style:font-weight-complex="normal"/>
    </style:style>
    <style:style style:name="P30" style:family="paragraph" style:parent-style-name="Text_20_body" style:list-style-name="L11">
      <style:text-properties style:text-underline-style="none" fo:font-weight="normal" style:font-weight-asian="normal" style:font-weight-complex="normal"/>
    </style:style>
    <style:style style:name="P31" style:family="paragraph" style:parent-style-name="Text_20_body" style:list-style-name="L12">
      <style:text-properties style:text-underline-style="none" fo:font-weight="normal" style:font-weight-asian="normal" style:font-weight-complex="normal"/>
    </style:style>
    <style:style style:name="P32" style:family="paragraph" style:parent-style-name="Text_20_body" style:list-style-name="L13">
      <style:text-properties style:text-underline-style="none" fo:font-weight="normal" style:font-weight-asian="normal" style:font-weight-complex="normal"/>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style:text-underline-style="solid" style:text-underline-width="auto" style:text-underline-color="font-color"/>
    </style:style>
    <style:style style:name="P37" style:family="paragraph" style:parent-style-name="Text_20_body" style:list-style-name="L3">
      <style:paragraph-properties fo:margin-top="0in" fo:margin-bottom="0.0193in"/>
    </style:style>
    <style:style style:name="P38" style:family="paragraph" style:parent-style-name="Text_20_body" style:list-style-name="L4">
      <style:paragraph-properties fo:margin-top="0in" fo:margin-bottom="0.0193in">
        <style:tab-stops>
          <style:tab-stop style:position="1.6835in" style:leader-style="dotted" style:leader-text="."/>
        </style:tab-stops>
      </style:paragraph-properties>
    </style:style>
    <style:style style:name="P39" style:family="paragraph" style:parent-style-name="Text_20_body" style:list-style-name="L5">
      <style:paragraph-properties fo:margin-top="0in" fo:margin-bottom="0.0193in">
        <style:tab-stops>
          <style:tab-stop style:position="1.6835in" style:leader-style="dotted" style:leader-text="."/>
        </style:tab-stops>
      </style:paragraph-properties>
    </style:style>
    <style:style style:name="P40" style:family="paragraph" style:parent-style-name="Text_20_body" style:list-style-name="L3">
      <style:paragraph-properties fo:margin-left="0.9807in" fo:margin-right="0in" fo:margin-top="0in" fo:margin-bottom="0.0193in" fo:text-indent="-0.25in" style:auto-text-indent="false">
        <style:tab-stops>
          <style:tab-stop style:position="1.6835in" style:leader-style="dotted" style:leader-text="."/>
        </style:tab-stops>
      </style:paragraph-properties>
    </style:style>
    <style:style style:name="P41" style:family="paragraph" style:parent-style-name="Text_20_body" style:list-style-name="L6">
      <style:paragraph-properties fo:margin-left="0.9807in" fo:margin-right="0in" fo:text-indent="-0.25in" style:auto-text-indent="false">
        <style:tab-stops>
          <style:tab-stop style:position="1.6835in" style:leader-style="dotted" style:leader-text="."/>
        </style:tab-stops>
      </style:paragraph-properties>
    </style:style>
    <style:style style:name="P42" style:family="paragraph" style:parent-style-name="Text_20_body" style:list-style-name="L6">
      <style:paragraph-properties fo:margin-left="0.9807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43" style:family="paragraph" style:parent-style-name="Text_20_body" style:list-style-name="L3">
      <style:paragraph-properties fo:margin-left="0.4902in" fo:margin-right="0in" fo:margin-top="0in" fo:margin-bottom="0.0193in" fo:text-indent="-0.25in" style:auto-text-indent="false">
        <style:tab-stops>
          <style:tab-stop style:position="1.6835in" style:leader-style="dotted" style:leader-text="."/>
        </style:tab-stops>
      </style:paragraph-properties>
    </style:style>
    <style:style style:name="P44" style:family="paragraph" style:parent-style-name="Text_20_body" style:list-style-name="L6">
      <style:paragraph-properties fo:margin-left="0.4902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45" style:family="paragraph" style:parent-style-name="Text_20_body" style:list-style-name="L6">
      <style:paragraph-properties fo:margin-left="0.4902in" fo:margin-right="0in" fo:text-indent="-0.25in" style:auto-text-indent="false">
        <style:tab-stops>
          <style:tab-stop style:position="1.6835in" style:leader-style="dotted" style:leader-text="."/>
        </style:tab-stops>
      </style:paragraph-properties>
    </style:style>
    <style:style style:name="P46" style:family="paragraph" style:parent-style-name="Text_20_body" style:list-style-name="L3">
      <style:paragraph-properties fo:margin-left="0in" fo:margin-right="0in" fo:margin-top="0in" fo:margin-bottom="0.0193in" fo:text-indent="0in" style:auto-text-indent="fals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47" style:family="paragraph" style:parent-style-name="Text_20_body" style:list-style-name="L7">
      <style:paragraph-properties fo:break-before="pag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fo:language="en" fo:country="none"/>
    </style:style>
    <style:style style:name="T10" style:family="text">
      <style:text-properties fo:language="en" fo:country="none"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4">Step Three – ...... and Communicate them (aCt)</text:p>
      <text:p text:style-name="P5">SMS Facility Loaders</text:p>
      <text:p text:style-name="Text_20_body">This hibernation report deals with the so-called Facility Loaders.</text:p>
      <text:p text:style-name="Text_20_body">Facility Loaders are prototypes of the SMUOS framework that help to load dynamic elements, because dynamic elements are also referred to as "dynamic facilities".</text:p>
      <text:p text:style-name="Text_20_body">Now, during implementation of Step 0033.11, this Hibernation Report is given the 4.x version number. In particular, chapter 4 on "Unbound Objects (UBOs)" has been updated for Step 0033.11.</text:p>
      <text:p text:style-name="Text_20_body"/>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156_280557834" text:style-name="Index_20_Link" text:visited-style-name="Index_20_Link"><text:s/>1 Dynamic Elements – Dynamic Facilities<text:tab/>2</text:a></text:p>
          <text:p text:style-name="P19"><text:a xlink:type="simple" xlink:href="#__RefHeading__34_167668580" text:style-name="Index_20_Link" text:visited-style-name="Index_20_Link"><text:s/>1.1 Introduction<text:tab/>2</text:a></text:p>
          <text:p text:style-name="P19"><text:a xlink:type="simple" xlink:href="#__RefHeading__36_167668580" text:style-name="Index_20_Link" text:visited-style-name="Index_20_Link"><text:s/>1.2 Requirements of the SMUOS Framework<text:tab/>2</text:a></text:p>
          <text:p text:style-name="P19"><text:a xlink:type="simple" xlink:href="#__RefHeading__38_167668580" text:style-name="Index_20_Link" text:visited-style-name="Index_20_Link"><text:s/>1.3 The SMS Loader<text:tab/>3</text:a></text:p>
          <text:p text:style-name="P18"><text:a xlink:type="simple" xlink:href="#__RefHeading__91_1822224808" text:style-name="Index_20_Link" text:visited-style-name="Index_20_Link"><text:s/>2 Module Related SSC Dispatcher<text:tab/>7</text:a></text:p>
          <text:p text:style-name="P18"><text:a xlink:type="simple" xlink:href="#__RefHeading__93_1822224808" text:style-name="Index_20_Link" text:visited-style-name="Index_20_Link"><text:s/>3 Dynamic Modules<text:tab/>8</text:a></text:p>
          <text:p text:style-name="P19"><text:a xlink:type="simple" xlink:href="#__RefHeading__231_149771490" text:style-name="Index_20_Link" text:visited-style-name="Index_20_Link"><text:s/>3.1 Loading a dynamic module<text:tab/>8</text:a></text:p>
          <text:p text:style-name="P19"><text:a xlink:type="simple" xlink:href="#__RefHeading__233_149771490" text:style-name="Index_20_Link" text:visited-style-name="Index_20_Link"><text:s/>3.2 Disabling and unloading a dynamic module<text:tab/>9</text:a></text:p>
          <text:p text:style-name="P18"><text:a xlink:type="simple" xlink:href="#__RefHeading__1202_724808370" text:style-name="Index_20_Link" text:visited-style-name="Index_20_Link"><text:s/>4 Unbound Objects (UBOs)<text:tab/>9</text:a></text:p>
          <text:p text:style-name="P19"><text:a xlink:type="simple" xlink:href="#__RefHeading__2395_597408396" text:style-name="Index_20_Link" text:visited-style-name="Index_20_Link"><text:s/>4.1 Universal Object Classes (UOCs) and Object Types (OTs)<text:tab/>10</text:a></text:p>
          <text:p text:style-name="P19"><text:a xlink:type="simple" xlink:href="#__RefHeading__985_1606396079" text:style-name="Index_20_Link" text:visited-style-name="Index_20_Link"><text:s/>4.2 Architecture for Unbound Objects (UBOs)<text:tab/>11</text:a></text:p>
          <text:p text:style-name="P19"><text:a xlink:type="simple" xlink:href="#__RefHeading__1069_724808370" text:style-name="Index_20_Link" text:visited-style-name="Index_20_Link"><text:s/>4.3 Procedures for Unbound Objects (UBOs)<text:tab/>14</text:a></text:p>
          <text:p text:style-name="P19"><text:a xlink:type="simple" xlink:href="#__RefHeading__1204_724808370" text:style-name="Index_20_Link" text:visited-style-name="Index_20_Link"><text:s/>4.4 Fields of the UBO Wrapper and of the MobContainer (uiObj)<text:tab/>18</text:a></text:p>
          <text:p text:style-name="P19"><text:a xlink:type="simple" xlink:href="#__RefHeading__1206_724808370" text:style-name="Index_20_Link" text:visited-style-name="Index_20_Link"><text:s/>4.5 Fields of the UBO Loader<text:tab/>19</text:a></text:p>
          <text:p text:style-name="P19"><text:a xlink:type="simple" xlink:href="#__RefHeading__1050_1995216676" text:style-name="Index_20_Link" text:visited-style-name="Index_20_Link"><text:s/>4.6 Fields of the UBO Loader Stub<text:tab/>19</text:a></text:p>
          <text:p text:style-name="P19"><text:a xlink:type="simple" xlink:href="#__RefHeading__1071_724808370" text:style-name="Index_20_Link" text:visited-style-name="Index_20_Link"><text:s/>4.7 Fields of the MoosCreator<text:tab/>20</text:a></text:p>
        </text:index-body>
      </text:table-of-content>
      <text:p text:style-name="Text_20_body"/>
      <text:h text:style-name="P20" text:outline-level="1"><text:bookmark-start text:name="__RefHeading___Toc156_280557834"/>Dynamic Elements – Dynamic Facilities<text:bookmark-end text:name="__RefHeading___Toc156_280557834"/></text:h>
      <text:h text:style-name="Heading_20_2" text:outline-level="2"><text:bookmark-start text:name="__RefHeading__34_167668580"/>Introduction<text:bookmark-end text:name="__RefHeading__34_167668580"/></text:h>
      <text:p text:style-name="Text_20_body">As a "facility", we actually refer to any element of an SMS - a Simple Multiuser Scene - that somehow appears to the user, be it an avatar, a module, a model, a MIDAS object, or any aggregate of information find their expression in the scene.</text:p>
      <text:p text:style-name="Text_20_body">As "dynamic" elements, we refer to all those elements that are not automatically loaded and initialized when loading and initializing the Scene Instance, but later "loaded" in the course of the simulation.</text:p>
      <text:p text:style-name="Text_20_body">It should be noted that there must be some <text:span text:style-name="T2">trigger</text:span> that causes the reloading of the dynamic element.</text:p>
      <text:p text:style-name="Text_20_body">Furthermore, dynamic elements can be deleted – so to speak unloaded – long before the scene instance is destroyed. Here is the peculiarity to take into account that most X3D player, the content that is no longer needed, not immediately remove from memory, but still leave it there for a while.</text:p>
      <text:p text:style-name="Text_20_body">That's why you have to explicitly "disable" this content before removing it from the scene so that it behaves completely "passively" and can not disturb the simulation anymore.</text:p>
      <text:h text:style-name="Heading_20_2" text:outline-level="2"><text:bookmark-start text:name="__RefHeading__36_167668580"/>Requirements of the SMUOS Framework<text:bookmark-end text:name="__RefHeading__36_167668580"/></text:h>
      <text:p text:style-name="Text_20_body">The SMUOS Framework makes the following assumptions about all "dynamic facilities" in an SMS:</text:p>
      <text:list xml:id="list731437172029711214" text:style-name="L1">
        <text:list-item>
          <text:p text:style-name="P22">A dynamic element can be loaded using the Browser.createVrmlFromURL () method, just the URL of the element is needed therefore</text:p>
        </text:list-item>
        <text:list-item>
          <text:p text:style-name="P22">Each dynamic element is a single X3D node that is loaded using this method (Browser.createVrmlFromURL () actually has an MFNode value as the result, but in our case only the element with index [0] is used)</text:p>
        </text:list-item>
        <text:list-item>
          <text:p text:style-name="P22">All dynamic elements of a "class of dynamic elements" can be indexed and stored in an MFNode field</text:p>
        </text:list-item>
        <text:list-item>
          <text:p text:style-name="P22">Dynamic elements can - and must - undergo "basic initialization" according to the concepts of the SMUOS framework before they can be used</text:p>
        </text:list-item>
        <text:list-item>
          <text:p text:style-name="P22">Dynamic elements can - and must - be disabled using the disable field (SFTime) before removing them from the scene</text:p>
        </text:list-item>
      </text:list>
      <text:h text:style-name="P17" text:outline-level="2"><text:bookmark-start text:name="__RefHeading__38_167668580"/>The SMS Loader<text:bookmark-end text:name="__RefHeading__38_167668580"/></text:h>
      <text:p text:style-name="Text_20_body">The SMS Loader is implemented in the prototype SmsLoader and provides basic support for loading dynamic elements.</text:p>
      <text:p text:style-name="Text_20_body">The dynamic elements are stored in the field dynElems (MFNode), whereby unused indices are not assigned the value NULL, but with "any pointer".</text:p>
      <text:p text:style-name="Text_20_body">The status of each element can be determined via the field dynElemStates (MFInt32), whereby it is guaranteed at all times that dynElems and dynElemStates have the same dimension.</text:p>
      <text:p text:style-name="Text_20_body">The SMS Loader calls the method Browser.createVrmlFromURL (), then carries out the "basic initialization" of the element itself and then serves as a "pacemaker" for the initialization of the dynamic element, but the user essentially has to make himself, albeit clocked by the SMS Loader.</text:p>
      <text:p text:style-name="Text_20_body">Only when the dynamic element is fully initialized can this SMS Loader load the next element. However, the SMS Loader maintains a queue in which the dynamic elements wait for loading, the loading of which has already been triggered.</text:p>
      <text:p text:style-name="Text_20_body">When the SMS Loader gets the command to remove an item from the scene, it will make sure that the item is previously disabled</text:p>
      <text:p text:style-name="Text_20_body">When the SMS Loader becomes disabled, it makes sure that all loaded elements are disabled and removed from the scene</text:p>
      <text:h text:style-name="Heading_20_3" text:outline-level="3">"Basic Initialization" of the SMS Loader</text:h>
      <text:p text:style-name="Text_20_body">Since the SMS Loader is one of many SMUOS prototypes, it also offers on its external interface the fields that all SMUOS prototypes offer, namely:</text:p>
      <text:p text:style-name="Text_20_body"><text:s text:c="4"/>&lt;!-- <text:s/>Common fields for the MASTER/DEP state machine <text:s/>→<text:line-break/> <text:s text:c="3"/>&lt;field accessType='outputOnly' name='<text:span text:style-name="T2">sendLoaded</text:span>' type='SFBool'/&gt;<text:line-break/> <text:s text:c="3"/>&lt;field accessType='inputOnly' name='<text:span text:style-name="T2">receivePing</text:span>' type='SFBool'/&gt;<text:line-break/> <text:s text:c="3"/>&lt;field accessType='outputOnly' name='<text:span text:style-name="T2">sendPong</text:span>' type='SFBool'/&gt;<text:line-break/> <text:s text:c="3"/>&lt;field accessType='inputOnly' name='<text:span text:style-name="T2">receiveBasicInit</text:span>' type='SFBool'/&gt;<text:line-break/> <text:s text:c="3"/>&lt;!-- <text:s/>Common fields for all SMUOS prototypes <text:s/>→<text:line-break/> <text:s text:c="3"/>&lt;field accessType='outputOnly' name='<text:span text:style-name="T2">objType</text:span>' type='SFString'/&gt;<text:line-break/> <text:s text:c="3"/>&lt;field accessType='outputOnly' name='<text:span text:style-name="T2">version</text:span>' type='SFFloat'/&gt;</text:p>
      <text:p text:style-name="Standard"><text:bookmark text:name="result_box"/><text:span text:style-name="T9">The fields </text:span><text:span text:style-name="T10">objType</text:span><text:span text:style-name="T9"> and </text:span><text:span text:style-name="T10">version</text:span><text:span text:style-name="T9"> are there to identify one instance of the SMS Loader as such, the other four fields are for "Basic Initialization", i. the scene waits until all external prototypes are loaded before calling the </text:span><text:span text:style-name="T10">receiveBasicInit</text:span><text:span text:style-name="T9"> field.</text:span> </text:p>
      <text:p text:style-name="Text_20_body"/>
      <text:p text:style-name="P8">By calling the <text:span text:style-name="T2">receiveBasicInit</text:span> field, the SMS Loader tentatively sets the size of the <text:span text:style-name="T2">dynElems</text:span> and <text:span text:style-name="T2">dynElemStates</text:span> fields, based on the field</text:p>
      <text:p text:style-name="Text_20_body"><text:s text:c="5"/>&lt;field accessType = 'initializeOnly' name = '<text:span text:style-name="T2">typicalDynElemSpace</text:span>' type = 'SFInt32' value = '20 '/&gt;</text:p>
      <text:p text:style-name="Text_20_body">and outputs to the environment the actual size in the event <text:span text:style-name="T2">dynElemSpace</text:span>:</text:p>
      <text:p text:style-name="Text_20_body"><text:s text:c="5"/>&lt;field accessType = 'outputOnly' name = '<text:span text:style-name="T2">dynElemSpace</text:span>' type = 'SFInt32' /&gt;</text:p>
      <text:p text:style-name="Text_20_body">Now the following two fields are initialized and can be used immediately:</text:p>
      <text:p text:style-name="Text_20_body"><text:s text:c="5"/>&lt;field accessType = 'inputOutput' name = '<text:span text:style-name="T2">dynElems</text:span>' type = 'MFNode'&gt; &lt;/ field&gt;</text:p>
      <text:p text:style-name="Text_20_body"><text:s text:c="5"/>&lt;field accessType = 'inputOutput' name = '<text:span text:style-name="T2">dynElemStates</text:span>' type = 'MFInt32' value = '' /&gt;</text:p>
      <text:h text:style-name="Heading_20_3" text:outline-level="3">Initialization and disabling of the SMS Loader</text:h>
      <text:p text:style-name="Text_20_body">The SMS Loader provides the following fields for initialization and disabling:</text:p>
      <text:p text:style-name="Text_20_body"><text:s text:c="4"/>&lt;field accessType = 'inputOutput' name = '<text:span text:style-name="T2">commParam</text:span>' type = 'SFNode' value = 'NULL' /&gt;</text:p>
      <text:p text:style-name="Text_20_body"><text:s text:c="4"/>&lt;field accessType = 'inputOutput' name = '<text:span text:style-name="T2">modParam</text:span>' type = 'SFNode' value = 'NULL' /&gt;</text:p>
      <text:p text:style-name="Text_20_body"><text:s text:c="4"/>&lt;field accessType = 'inputOnly' name = '<text:span text:style-name="T2">disable</text:span>' type = 'SFTime' /&gt;</text:p>
      <text:p text:style-name="Text_20_body">Since the SMS Loader requires a reference to the Common Parameters (<text:span text:style-name="T2">commParam</text:span>), it must be initialized with either the <text:span text:style-name="T2">commParam</text:span> field or the <text:span text:style-name="T2">modParam</text:span> (Module Parameters) field before using it.</text:p>
      <text:p text:style-name="Text_20_body">After use, you should put the SMS Loader back in a passive state with the field "<text:span text:style-name="T2">disable</text:span>". This also ensures that any dynamic elements that are still loaded are safely disabled and removed from the scene.</text:p>
      <text:p text:style-name="Text_20_body">You can initialize the SMS Loader several times in succession and then disable it again. This can be used, for example, to "disassemble and unload" all the dynamic elements of a "class of dynamic elements" in one fell swoop.</text:p>
      <text:p text:style-name="Text_20_body">If you initialize the SMS Loader with the <text:span text:style-name="T2">commParam</text:span>, then it stores this pointer for later use. If a disabling is currently in progress, the system first waits until disabling is completed.</text:p>
      <text:p text:style-name="Text_20_body">If you initialize the SMS Loader with the <text:span text:style-name="T2">modParam</text:span>, then the same thing happens, but additionally the SMS Loader immediately listens to the <text:span text:style-name="T2">disable</text:span> field of the <text:span text:style-name="T2">modParam</text:span> and disables itself as soon as the module is disabled.</text:p>
      <text:h text:style-name="P15" text:outline-level="3">1.3.3 Loading and Initializing a Dynamic Element</text:h>
      <text:p text:style-name="Text_20_body">To implement this function, the SMS Loader provides the following fields on its external interface:</text:p>
      <text:p text:style-name="Text_20_body"><text:s text:c="14"/>&lt;field accessType='inputOutput' name='<text:span text:style-name="T2">numOfProcedures</text:span>' type='SFInt32' value='0'/&gt;<text:line-break/> <text:s text:c="13"/>&lt;field accessType='inputOutput' name='<text:span text:style-name="T2">urls</text:span>' type='MFString' value=''/&gt;<text:line-break/> <text:s text:c="13"/>&lt;field accessType='inputOnly' name='<text:span text:style-name="T2">loadElement</text:span>' type='SFInt32'/&gt;<text:line-break/> <text:s text:c="13"/>&lt;field accessType='outputOnly' name='<text:span text:style-name="T2">elementQueued</text:span>' type='SFInt32'/&gt;<text:line-break/> <text:s text:c="13"/>&lt;field accessType='outputOnly' name='<text:span text:style-name="T2">elementOccupied</text:span>' type='SFInt32'/&gt;<text:line-break/> <text:s text:c="13"/>&lt;field accessType='outputOnly' name='<text:span text:style-name="T2">elementFailed</text:span>' type='SFInt32'/&gt;<text:line-break/> <text:s text:c="13"/>&lt;field accessType='outputOnly' name='<text:span text:style-name="T2">initializeElement</text:span>' type='SFInt32'/&gt;<text:line-break/> <text:s text:c="13"/>&lt;field accessType='inputOnly' name='<text:span text:style-name="T2">finishProcedure</text:span>' type='SFInt32'/&gt;<text:line-break/> <text:s text:c="13"/>&lt;field accessType='outputOnly' name='<text:span text:style-name="T2">elementReady</text:span>' type='SFInt32'/&gt;</text:p>
      <text:p text:style-name="Text_20_body"><text:span text:style-name="T4">In </text:span><text:span text:style-name="T6">preparation for loading and initializing a dynamic element</text:span><text:span text:style-name="T4">, the user must set the following fields:</text:span></text:p>
      <text:p text:style-name="Text_20_body"><text:span text:style-name="T5">numOfProcedures</text:span><text:span text:style-name="T4"> ...... Number of procedures into which the initialization is to be decomposed</text:span></text:p>
      <text:p text:style-name="Text_20_body"><text:span text:style-name="T5">urls</text:span><text:span text:style-name="T4"> ...... this value should be passed to the method Browser.createVrmlFromURL ()</text:span></text:p>
      <text:p text:style-name="Text_20_body"><text:span text:style-name="T4">In order to </text:span><text:span text:style-name="T6">actually trigger the load</text:span><text:span text:style-name="T4">, the user must now set the field </text:span><text:span text:style-name="T5">loadElement</text:span><text:span text:style-name="T4"> to the desired value </text:span><text:span text:style-name="T5">dynElemIdx</text:span><text:span text:style-name="T4"> if he already knows the desired index of the element and to a value less than 0 if he does not yet know this index.</text:span></text:p>
      <text:p text:style-name="Text_20_body"><text:span text:style-name="T4">Then the SMS Loader inserts the information about the element to be loaded into the internal queue (</text:span><text:span text:style-name="T5">numOfProcedures</text:span><text:span text:style-name="T4">, </text:span><text:span text:style-name="T5">urls</text:span><text:span text:style-name="T4"> and </text:span><text:span text:style-name="T5">dynElemIdx</text:span><text:span text:style-name="T4">) and returns in the </text:span><text:span text:style-name="T5">elementQueued</text:span><text:span text:style-name="T4"> = dynElemIdx field that the element is now in the queue. The final element index is already used here, and the dimensions of the dynElems and dynElemStates fields are also increased if the index does not fit into the old dimensions.</text:span></text:p>
      <text:p text:style-name="Text_20_body"><text:span text:style-name="T4">Then, when the element has its turn, ie when the previous elements in the queue have been processed, </text:span><text:span text:style-name="T6">then the element is actually loaded</text:span><text:span text:style-name="T4">.</text:span></text:p>
      <text:p text:style-name="Text_20_body"><text:span text:style-name="T4">First it checks if </text:span><text:span text:style-name="T5">dynElemStates</text:span><text:span text:style-name="T4"> [</text:span><text:span text:style-name="T5">dynElemIdx</text:span><text:span text:style-name="T4">] is greater than or equal to zero, ie if another element is already stored at this index. In this case, the SMS Loader aborts, reports </text:span><text:span text:style-name="T5">elementOccupied</text:span><text:span text:style-name="T4"> = dynElemIdx and proceeds with the next entry in the queue.</text:span></text:p>
      <text:p text:style-name="Text_20_body"><text:span text:style-name="T4">In the good case, the SMS Loader remembers the </text:span><text:span text:style-name="T5">numOfProcedures</text:span><text:span text:style-name="T4"> value for this element and actually calls the Browser.createVrmlFromURL () method.</text:span></text:p>
      <text:p text:style-name="Text_20_body"><text:span text:style-name="T4">Now, when the element is actually loaded, it is stored in the </text:span><text:span text:style-name="T5">dynElems</text:span><text:span text:style-name="T4"> field and undergoes </text:span><text:span text:style-name="T6">basic initialization.</text:span><text:span text:style-name="T4"> To do this, each dynamic element must support the four fields </text:span><text:span text:style-name="T5">sendLoaded</text:span><text:span text:style-name="T4">, </text:span><text:span text:style-name="T5">receivePing</text:span><text:span text:style-name="T4">, </text:span><text:span text:style-name="T5">sendPong</text:span><text:span text:style-name="T4">, and </text:span><text:span text:style-name="T5">receiveBasicInit</text:span><text:span text:style-name="T4">.</text:span></text:p>
      <text:p text:style-name="Text_20_body"><text:span text:style-name="T4">Now that the element is actually loaded and after the "Basic Initialization" has been successfully completed, the </text:span><text:span text:style-name="T6">element is initialized</text:span><text:span text:style-name="T4">.</text:span></text:p>
      <text:p text:style-name="Text_20_body"><text:soft-page-break/><text:span text:style-name="T4">Initialization is done in </text:span><text:span text:style-name="T5">numOfProcedures</text:span><text:span text:style-name="T4"> steps, counting down in </text:span><text:span text:style-name="T5">dynElemStates</text:span><text:span text:style-name="T4"> [</text:span><text:span text:style-name="T5">dynElemIdx</text:span><text:span text:style-name="T4">].</text:span></text:p>
      <text:p text:style-name="Text_20_body"><text:span text:style-name="T4">If the value 0 is in </text:span><text:span text:style-name="T5">dynElemStates</text:span><text:span text:style-name="T4"> [</text:span><text:span text:style-name="T5">dynElemIdx</text:span><text:span text:style-name="T4">], then the dynamic element has been successfully loaded AND initialized.</text:span></text:p>
      <text:p text:style-name="Text_20_body"><text:span text:style-name="T4">For each step (for each "procedure") performed during initialization, the following happens (if </text:span><text:span text:style-name="T5">numOfProcedures</text:span><text:span text:style-name="T4"> was 0 then it never happens):</text:span></text:p>
      <text:p text:style-name="Text_20_body"><text:span text:style-name="T4">1. With the field </text:span><text:span text:style-name="T5">initializeElement</text:span><text:span text:style-name="T4"> = dynElemIdx the SMS Loader requests the user to execute a procedure (ie a step of initialization)</text:span></text:p>
      <text:p text:style-name="Text_20_body"><text:span text:style-name="T4">2. The procedure is identified by the value </text:span><text:span text:style-name="T5">dynElemStates</text:span><text:span text:style-name="T4"> [</text:span><text:span text:style-name="T5">dynElemIdx</text:span><text:span text:style-name="T4">], counting down to one for the steps (procedures) of </text:span><text:span text:style-name="T5">numOfProcedures</text:span><text:span text:style-name="T4">.</text:span></text:p>
      <text:p text:style-name="Text_20_body"><text:span text:style-name="T4">3. The dynamic element is already in its place in the field </text:span><text:span text:style-name="T5">dynElems</text:span><text:span text:style-name="T4"> [</text:span><text:span text:style-name="T5">dynElemIdx</text:span><text:span text:style-name="T4">].</text:span></text:p>
      <text:p text:style-name="Text_20_body"><text:span text:style-name="T4">4. After completing the procedure (step), the user must use </text:span><text:span text:style-name="T5">finishProcedure</text:span><text:span text:style-name="T4"> = dynElemIdx to tell the SMS Loader that the procedure is finished and that he should continue with the next procedure</text:span></text:p>
      <text:p text:style-name="Text_20_body"><text:span text:style-name="T4">After the user has performed all the procedures of the initialization, the SMS Loader reports with </text:span><text:span text:style-name="T5">elementReady</text:span><text:span text:style-name="T4"> = dynElemIdx that the element can now be used.</text:span></text:p>
      <text:p text:style-name="Text_20_body"><text:span text:style-name="T4">In the event that the user wants to add the dynamic elements to the scene, for example as children of a &lt;Group&gt; node, because it is not enough to have the dynamic elements in the </text:span><text:span text:style-name="T5">dynElems</text:span><text:span text:style-name="T4"> field, the SMS Loader offers some fields which can be routed directly to the fields of a &lt;Group&gt; node.</text:span></text:p>
      <text:p text:style-name="P7">These are described in chapter 1.3.5.</text:p>
      <text:h text:style-name="Heading_20_3" text:outline-level="3">Disabling and unloading a dynamic element</text:h>
      <text:p text:style-name="Text_20_body">For disabling and unloading dynamic elements, the SMS Loader offers the following field:</text:p>
      <text:p text:style-name="Text_20_body"><text:s text:c="5"/>&lt;field accessType = 'inputOnly' name = '<text:span text:style-name="T2">discardElement</text:span>' type = 'SFInt32' /&gt;</text:p>
      <text:p text:style-name="Text_20_body">Through an event <text:span text:style-name="T2">discardElement</text:span> = dynElemIdx, the user tells the SMS Loader to disable and unload a dynamic element.</text:p>
      <text:h text:style-name="P15" text:outline-level="3"><text:bookmark-start text:name="__RefHeading__211_149771490"/>Interaction with a &lt;Group&gt; node within the scene<text:bookmark-end text:name="__RefHeading__211_149771490"/></text:h>
      <text:p text:style-name="Text_20_body">The SMS Loader provides the following elements for interacting with a &lt;Group&gt; node within the scene:</text:p>
      <text:p text:style-name="Text_20_body"><text:s text:c="5"/>&lt;field accessType = 'outputOnly' name = '<text:span text:style-name="T2">initializingElement</text:span>' type = 'MFNode' /&gt;</text:p>
      <text:p text:style-name="Text_20_body"><text:s text:c="5"/>&lt;field accessType = 'outputOnly' name = '<text:span text:style-name="T2">addElement</text:span>' type = 'MFNode' /&gt;</text:p>
      <text:p text:style-name="Text_20_body"><text:s text:c="5"/>&lt;field accessType = 'outputOnly' name = '<text:span text:style-name="T2">removeElement</text:span>' type = 'MFNode' /&gt;</text:p>
      <text:p text:style-name="Text_20_body">The <text:span text:style-name="T2">addElement</text:span> and <text:span text:style-name="T2">removeElement</text:span> fields can be directly linked to the <text:span text:style-name="T2">addChildren</text:span> and <text:span text:style-name="T2">removeChildren</text:span> fields of a &lt;Group&gt; node.</text:p>
      <text:p text:style-name="Text_20_body">The <text:span text:style-name="T2">addElement</text:span> field has the property that dynamic elements are added to the scene only after they have been initialized.</text:p>
      <text:p text:style-name="Text_20_body">If you use the <text:span text:style-name="T2">initializingElement</text:span> field instead of the <text:span text:style-name="T2">addElement</text:span> field, then the dynamic elements are already added to the scene before they have been initialized.</text:p>
      <text:h text:style-name="Heading_20_1" text:outline-level="1"><text:bookmark-start text:name="__RefHeading__91_1822224808"/>Module Related SSC Dispatcher<text:bookmark-end text:name="__RefHeading__91_1822224808"/></text:h>
      <text:p text:style-name="P6">The SSC Base itself is a user of the SMS Loader, as can be easily recognized by the following excerpts from the file SscBase.x3d.</text:p>
      <text:p text:style-name="P6">&lt;ProtoDeclare name = 'SscBase'&gt;<text:line-break/> <text:s text:c="2"/>&lt;Proto Interface&gt;<text:line-break/> <text:s text:c="4"/>... …<text:line-break/> <text:s text:c="2"/>&lt;/ Proto Interface&gt;<text:line-break/> <text:s text:c="2"/>&lt;Proto Body&gt;<text:line-break/> <text:s text:c="4"/>... …<text:line-break/> <text:s text:c="6"/>&lt;Script DEF = 'SimpleSceneControllerBase' directOutput = 'true' mustEvaluate = 'true'&gt;<text:line-break/> <text:s text:c="9"/>... …<text:line-break/><text:span text:style-name="T2"> <text:s text:c="8"/>&lt;field accessType = 'inputOutput' name = 'dispatcherLoader' type = 'SFNode'&gt;<text:line-break/> <text:s text:c="12"/>&lt;ProtoInstance DEF = 'DispatcherLoader' name = 'SmsLoader'&gt;<text:line-break/> <text:s text:c="16"/>&lt;fieldValue name = 'numOfProcedures' value = '1' /&gt;<text:line-break/> <text:s text:c="16"/>&lt;fieldValue name = 'urls' value = '"../ sms / SscDispatcher.x3d"' /&gt;<text:line-break/> <text:s text:c="12"/>&lt;/ ProtoInstance&gt;<text:line-break/> <text:s text:c="8"/>&lt;/field&gt;</text:span></text:p>
      <text:p text:style-name="P6">Namely, he uses the SMS Loader to dynamically load a so-called "Module Related SSC Dispatcher" for every registered module and to save it in the <text:span text:style-name="T2">commParam.sscDispatchersGroup</text:span> field.</text:p>
      <text:p text:style-name="P6">If the module is deregistered, then also the SSC dispatcher is disabled and unloaded.</text:p>
      <text:h text:style-name="P20" text:outline-level="1"><text:bookmark-start text:name="__RefHeading__93_1822224808"/>Dynamic Modules<text:bookmark-end text:name="__RefHeading__93_1822224808"/></text:h>
      <text:p text:style-name="Text_20_body">The SMUOS framework provides the prototype SmsModuleLoader, so the framework has some help in loading and unloading dynamic modules.</text:p>
      <text:p text:style-name="Text_20_body">The SMS Module Loader provides the following fields on its external interface:</text:p>
      <text:p text:style-name="Text_20_body"><text:s text:c="4"/>&lt;field accessType = 'inputOutput' name = '<text:span text:style-name="T2">dynModConf</text:span>' type = 'SFNode' value = 'NULL' /&gt;</text:p>
      <text:p text:style-name="Text_20_body"><text:s text:c="4"/>&lt;field accessType = 'inputOutput' name = '<text:span text:style-name="T2">commParam</text:span>' type = 'SFNode' value = 'NULL' /&gt;</text:p>
      <text:p text:style-name="Text_20_body"><text:s text:c="4"/>&lt;field accessType = 'outputOnly' name = '<text:span text:style-name="T2">registerModules</text:span>' type = 'MFString' /&gt;</text:p>
      <text:p text:style-name="Text_20_body"><text:s text:c="4"/>&lt;field accessType = 'inputOutput' name = '<text:span text:style-name="T2">registeredModules</text:span>' type = 'MFString' value = '' /&gt;</text:p>
      <text:p text:style-name="Text_20_body"><text:s text:c="4"/>&lt;field accessType = 'inputOnly' name = '<text:span text:style-name="T2">loadModuleWrappers</text:span>' type = 'MFString' /&gt;</text:p>
      <text:p text:style-name="Text_20_body"><text:s text:c="4"/>&lt;field accessType = 'outputOnly' name = '<text:span text:style-name="T2">moduleWrapperLoaded</text:span>' type = 'SFNode' /&gt;</text:p>
      <text:p text:style-name="Text_20_body"><text:s text:c="4"/>&lt;field accessType = 'inputOnly' name = '<text:span text:style-name="T2">loadModule</text:span>' type = 'SFNode' /&gt;</text:p>
      <text:p text:style-name="Text_20_body"><text:s text:c="4"/>&lt;field accessType = 'inputOnly' name = '<text:span text:style-name="T2">unloadModuleWrapper</text:span>' type = 'SFInt32' /&gt;</text:p>
      <text:p text:style-name="Text_20_body">The field <text:span text:style-name="T2">dynModConf</text:span> ("Dynamic Module Configuration") must be set by the user, it contains a node whose fields contain the information about all dynamic modules.</text:p>
      <text:p text:style-name="Text_20_body">The fields <text:span text:style-name="T2">commParam</text:span>, <text:span text:style-name="T2">registerModules</text:span> and <text:span text:style-name="T2">registeredModules</text:span> are best connected to the fields of the same name of the SSC Base:</text:p>
      <text:p text:style-name="Text_20_body">Once the SSC is initialized, it reports the Common Parameters (<text:span text:style-name="T2">commParam</text:span>). With the <text:span text:style-name="T2">commParam</text:span> now also the SMS Module Loader is initialized, reads the contents of the "Dynamic Module Configuration" and registers the dynamic modules with <text:span text:style-name="T2">registerModules</text:span>.</text:p>
      <text:p text:style-name="Text_20_body">Throughout the simulation, the SSC keeps the list of registered modules currently in the <text:span text:style-name="T2">registeredModules</text:span> field, which contains both dynamic and static modules.</text:p>
      <text:h text:style-name="Heading_20_2" text:outline-level="2"><text:bookmark-start text:name="__RefHeading__231_149771490"/>Loading a dynamic module<text:bookmark-end text:name="__RefHeading__231_149771490"/></text:h>
      <text:p text:style-name="Text_20_body">If the frame decides to load a registered dynamic module, then it must pass the module name to the SMS Module Loader in the <text:span text:style-name="T2">loadModuleWrappers</text:span> field.</text:p>
      <text:p text:style-name="Text_20_body">This will ensure that the module, if it was already loaded, initially unloaded and then freshly loaded.</text:p>
      <text:p text:style-name="Text_20_body">As soon as the module wrapper has been loaded, the SMS Module Loader logs in with the field <text:span text:style-name="T2">moduleWrapperLoaded</text:span>. The value of this event points to the module wrapper and allows the frame to set the initial state of the module wrapper. Once that's done, the frame must "mirror" the value back to the <text:span text:style-name="T2">loadModule</text:span> field.</text:p>
      <text:p text:style-name="Text_20_body">Now the module is actually loaded.</text:p>
      <text:h text:style-name="Heading_20_2" text:outline-level="2"><text:bookmark-start text:name="__RefHeading__233_149771490"/><text:soft-page-break/>Disabling and unloading a dynamic module<text:bookmark-end text:name="__RefHeading__233_149771490"/></text:h>
      <text:p text:style-name="Text_20_body">The index of a module (the so-called <text:span text:style-name="T2">moduleIx</text:span>) is the index at which the SSC outputs the module name in the field <text:span text:style-name="T2">registeredModules</text:span>.</text:p>
      <text:p text:style-name="Text_20_body">Now, if the frame wants to unload a dynamic module, it must pass the module's <text:span text:style-name="T2">moduleIx</text:span> to the <text:span text:style-name="T2">unloadModuleWrapper</text:span> field.</text:p>
      <text:p text:style-name="Text_20_body">Furthermore, the SMS Module Loader automatically unloads a dynamic module when it is loaded and when the SSC deletes the module name from the <text:span text:style-name="T2">registeredModules</text:span> field (if it is deregistered).</text:p>
      <text:h text:style-name="Heading_20_1" text:outline-level="1"><text:bookmark-start text:name="__RefHeading__1202_724808370"/>Unbound Objects (UBOs)<text:bookmark-end text:name="__RefHeading__1202_724808370"/></text:h>
      <text:p text:style-name="Text_20_body">Unbound objects – in a nutshell – are a kind of models that can move from one module to another – they are not „bound“ to modules.</text:p>
      <text:p text:style-name="Text_20_body">This also means, they need some name in addition to the object ID that classifies the object somehow. This classification is done by the „Universal Object Class (UOC)“.</text:p>
      <text:p text:style-name="Text_20_body">The basic ideas about „Universal Object Classes (UOCs)“ and „Object Types (OTs)“ are described in chapter <text:bookmark-ref text:reference-format="number" text:ref-name="__RefHeading__2395_597408396"> 4.1 </text:bookmark-ref>.</text:p>
      <text:p text:style-name="Text_20_body">A UOC is always defined by an SSC Extension.</text:p>
      <text:p text:style-name="Text_20_body">In other words: if you want to support a new class of UBOs, then you have to write an SSC Extension. The SSC Extension has to instantiate an „UOC Related SSC Dispatcher“ (aka „UOC Dispatcher“) to define the UOC and the UOC Dispatcher has to be extended by a UBO Loader, which is responsible for loading and unloading of UBOs.</text:p>
      <text:p text:style-name="Text_20_body">The „Architecture for UBOs“ (including the UBO Loader) is described in chapter <text:bookmark-ref text:reference-format="number" text:ref-name="__RefHeading__985_1606396079"> 4.2 </text:bookmark-ref>.</text:p>
      <text:p text:style-name="Text_20_body">Concrete procedures for UBOs and some further details are then elaborated in chapters <text:bookmark-ref text:reference-format="number" text:ref-name="__RefHeading__1069_724808370"> 4.3 </text:bookmark-ref>- <text:bookmark-ref text:reference-format="number" text:ref-name="__RefHeading__1071_724808370"> 4.7 </text:bookmark-ref>.</text:p>
      <text:h text:style-name="P17" text:outline-level="2"><text:bookmark-start text:name="__RefHeading__2395_597408396"/>Universal Object Classes (UOCs) and Object Types (OTs)<text:bookmark-end text:name="__RefHeading__2395_597408396"/></text:h>
      <text:p text:style-name="Text_20_body">If you want to create a UBO, then it's not enough to know the UOC. A UOC is only a "rough classification" of an object, e.g</text:p>
      <text:list xml:id="list5564969126810231497" text:style-name="L2">
        <text:list-item>
          <text:p text:style-name="P23">military helicopter</text:p>
        </text:list-item>
        <text:list-item>
          <text:p text:style-name="P23">rail vehicle</text:p>
        </text:list-item>
        <text:list-item>
          <text:p text:style-name="P23">sports car</text:p>
        </text:list-item>
        <text:list-item>
          <text:p text:style-name="P23">propeller airplane</text:p>
        </text:list-item>
        <text:list-item>
          <text:p text:style-name="P23">and so on</text:p>
        </text:list-item>
      </text:list>
      <text:p text:style-name="Text_20_body">An Object Type (OT) provides the possibility to categorize an object and it provides the possibility to load an object from a URL, e.g.</text:p>
      <text:list xml:id="list41656210" text:continue-numbering="true" text:style-name="L2">
        <text:list-item>
          <text:p text:style-name="P23">"Boeing AH-64 Apache", cat: "attack,1-rotor", URL: "<text:a xlink:type="simple" xlink:href="http://x3d.net/apache.x3d" text:style-name="Internet_20_link" text:visited-style-name="Visited_20_Internet_20_Link">http://x3d.net/apache.x3d</text:a>"</text:p>
        </text:list-item>
        <text:list-item>
          <text:p text:style-name="P23">"ÖBB Rh 1044", cat: "1435mm,electric,BoBo", URL: "<text:a xlink:type="simple" xlink:href="http://x3d.net/loco1044.x3d" text:style-name="Internet_20_link" text:visited-style-name="Visited_20_Internet_20_Link">http://x3d.net/loco1044.x3d</text:a>"</text:p>
        </text:list-item>
        <text:list-item>
          <text:p text:style-name="P23">"Bugatti-57G", cat: "4743cm3,Inj8,160PS", URL: "<text:a xlink:type="simple" xlink:href="http://x3d.net/bugatti57g.x3d" text:style-name="Internet_20_link" text:visited-style-name="Visited_20_Internet_20_Link">http://x3d.net/bugatti57g.x3d</text:a>"</text:p>
        </text:list-item>
        <text:list-item>
          <text:p text:style-name="P23">"Cessna-182-Skylane-RG", cat: "4seat,1motor", URL: "<text:a xlink:type="simple" xlink:href="http://x3d.net/cessna.x3d" text:style-name="Internet_20_link" text:visited-style-name="Visited_20_Internet_20_Link">http://x3d.net/cessna.x3d</text:a>"</text:p>
        </text:list-item>
      </text:list>
      <text:p text:style-name="Text_20_body">An Object Type is identified within an SMS by "UOC Name + Object Type ID"</text:p>
      <text:list xml:id="list41667400" text:continue-numbering="true" text:style-name="L2">
        <text:list-item>
          <text:p text:style-name="P23">The UOC Name is an SMS wide unique identifier of a UOC</text:p>
        </text:list-item>
        <text:list-item>
          <text:p text:style-name="P23">Object Type IDs are unique within each UOC within an SMS</text:p>
        </text:list-item>
        <text:list-item>
          <text:p text:style-name="P23">Object Type IDs are globally registered in the global state of the UBO Loader (Object Type List – OTL) and they are identical in all scene instances of a multiuser session</text:p>
        </text:list-item>
        <text:list-item>
          <text:p text:style-name="P23">When an OT is deregistered, then all UBOs that had been created from this OT, are deleted, too</text:p>
        </text:list-item>
        <text:list-item>
          <text:p text:style-name="P23">Categories and URLs are defined in the DED (Dynamic Element Definition), which might be different in different scene instances. The categories and URLs are stored locally in the UBO Loader of each scene instance.</text:p>
        </text:list-item>
        <text:list-item>
          <text:p text:style-name="P23">If two scene instances use different URLs or different categories for their UBOs, then we say the scene instances provide different "views" to their users.</text:p>
        </text:list-item>
      </text:list>
      <text:h text:style-name="P17" text:outline-level="2"><text:bookmark-start text:name="__RefHeading__985_1606396079"/>Architecture for Unbound Objects (UBOs)<text:bookmark-end text:name="__RefHeading__985_1606396079"/></text:h>
      <text:p text:style-name="P2">Pre-Conditions and Basic Assumptions</text:p>
      <text:list xml:id="list8910466647890247968" text:style-name="L3">
        <text:list-item>
          <text:p text:style-name="P37">The MIB supports the <text:span text:style-name="T3">Modes Of Operation</text:span> (MOOs) I, II, III, IV and V, where the MOOs III, IV and V apply to unbound objects</text:p>
        </text:list-item>
        <text:list-item>
          <text:p text:style-name="P40">MOO "LOADED"<text:tab/>the object has been freshly loaded</text:p>
        </text:list-item>
        <text:list-item>
          <text:p text:style-name="P40">MOO III "initialized"<text:tab/>the object has been initialized or it has been deAttached</text:p>
        </text:list-item>
        <text:list-item>
          <text:p text:style-name="P40">MOO IV "attached"<text:tab/>the object has been attached to a module</text:p>
        </text:list-item>
        <text:list-item>
          <text:p text:style-name="P40">MOO V "disabled"<text:tab/>the object has been deAttached and deInitialized (if it was "attached") or it has been deInitialized (if it was "initialized") or it came directly from MOO "LOADED"</text:p>
        </text:list-item>
        <text:list-item>
          <text:p text:style-name="P43">The SSC Core and the SSC Base support the extension of the SSC by <text:span text:style-name="T3">SSC Extensions</text:span></text:p>
        </text:list-item>
        <text:list-item>
          <text:p text:style-name="P43">Each SSC Extension can define <text:span text:style-name="T3">Universal Object Classes</text:span> (UOCs) by instantiating UOC Related SSC Dispatchers</text:p>
        </text:list-item>
        <text:list-item>
          <text:p text:style-name="P43">If an SSC Extension wants to make a UOC support UBOs, then it <text:span text:style-name="T2">must</text:span> instantiate one <text:span text:style-name="T3">UBO Loader</text:span> as a part of the UOC Related SSC Dispatcher</text:p>
        </text:list-item>
        <text:list-item>
          <text:p text:style-name="P43">The <text:span text:style-name="T3">Basic MIDAS Object MoosCreator</text:span> will support the lifecycle of all UBOs. Each instance of the MoosCreator supports one and only one UOC, it provides the current list of Object Types filtered by Categories (see below) and enables the user to influence the lifecycle of UBOs</text:p>
        </text:list-item>
        <text:list-item>
          <text:p text:style-name="P43">The Object Types, the Categories and the Object IDs of the UBOs will be unique within each UOC, e.g.<text:line-break/>&lt;objTypeId&gt; = "Uoc.Base.RailVehicles.OeBB1044",<text:line-break/>&lt;category&gt; = "Uoc.Base.RailVehicles.1435mm",<text:line-break/>&lt;extObjId&gt; = "Uoc.Base.RailVehicles-1044_212"</text:p>
          <text:p text:style-name="P46">Basic Elements of the Architecture for UBOs</text:p>
        </text:list-item>
      </text:list>
      <text:p text:style-name="P12">Following elements are crucial for the support of UBOs</text:p>
      <text:list xml:id="list8216562600543787005" text:style-name="L4">
        <text:list-item>
          <text:p text:style-name="P38">The MobContainer</text:p>
        </text:list-item>
        <text:list-item>
          <text:p text:style-name="P38">The UBO Wrapper</text:p>
        </text:list-item>
        <text:list-item>
          <text:p text:style-name="P38">The UBO Loader</text:p>
        </text:list-item>
        <text:list-item>
          <text:p text:style-name="P38">The UBO Loader Stub</text:p>
        </text:list-item>
        <text:list-item>
          <text:p text:style-name="P38">The MoosCreator</text:p>
        </text:list-item>
      </text:list>
      <text:p text:style-name="P14">Each programmer of an SSC Extension, who wants to support a new class of UBOs, provides</text:p>
      <text:list xml:id="list5408138806706726075" text:style-name="L5">
        <text:list-item>
          <text:p text:style-name="P39">The SSC Extension, which contains the UOC Dispatcher and the UBO Loader</text:p>
        </text:list-item>
        <text:list-item>
          <text:p text:style-name="P39">The „Specific Creator“, an Extension MIDAS Object that contains the MoosCreator</text:p>
        </text:list-item>
        <text:list-item>
          <text:p text:style-name="P39">Extension MIDAS Objects for the UBOs themselves</text:p>
        </text:list-item>
      </text:list>
      <text:p text:style-name="P11"><draw:frame draw:style-name="fr1" draw:name="Rahmen2" text:anchor-type="paragraph" svg:y="0.1555in" svg:width="5.2917in" draw:z-index="2"><draw:text-box fo:min-height="5.0118in"><text:p text:style-name="Figure"><draw:frame draw:style-name="fr3" draw:name="Objekt1" text:anchor-type="paragraph" svg:width="5.2917in" svg:height="5.0118in" style:rel-height="scale" draw:z-index="3"><draw:object xlink:href="./Object 2" xlink:type="simple" xlink:show="embed" xlink:actuate="onLoad"/><draw:image xlink:href="./ObjectReplacements/Object 2" xlink:type="simple" xlink:show="embed" xlink:actuate="onLoad"/><svg:desc>OLE-Objekt</svg:desc></draw:frame>Figure <text:sequence text:ref-name="refFigure0" text:name="Figure" text:formula="ooow:Figure+1" style:num-format="1">1</text:sequence>: Architecture of SSC Extension and „Specific Creator“ for UBOs</text:p></draw:text-box></draw:frame><text:soft-page-break/></text:p>
      <text:p text:style-name="P13"><draw:frame draw:style-name="fr2" draw:name="Rahmen1" text:anchor-type="paragraph" svg:x="0.4535in" svg:y="0.0071in" svg:width="5.928in" draw:z-index="0"><draw:text-box fo:min-height="2.5945in"><text:p text:style-name="Figure"><draw:frame draw:style-name="fr3" draw:name="Objekt2" text:anchor-type="paragraph" svg:width="5.928in" svg:height="2.5937in" style:rel-height="scale" draw:z-index="1"><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Architecture of an Unbound Object (UBO)</text:p></draw:text-box></draw:frame></text:p>
      <text:p text:style-name="P10">Duties of the UBO Loader, of the UBO Loader Stub and of the MoosCreator</text:p>
      <text:list xml:id="list5618383152531136611" text:style-name="L6">
        <text:list-item>
          <text:p text:style-name="P24">The UBO Loader maintains a list of all <text:span text:style-name="T3">Object Types</text:span> of one UOC (<text:span text:style-name="T3">Object Type List OTL</text:span>)</text:p>
        </text:list-item>
        <text:list-item>
          <text:p text:style-name="P41">At the Dynamic Element Description (DED), the Object Type is addressed by <text:span text:style-name="T2">UOC Name</text:span> AND <text:span text:style-name="T2">Object Type ID</text:span>, e.g. "Uoc.Base.RailVehicles.OeBB1044"</text:p>
        </text:list-item>
        <text:list-item>
          <text:p text:style-name="P41">At the UBO Loader Stub, the Object Type is addressed by the <text:span text:style-name="T2">Object Type ID</text:span> only, e.g. "OeBB1044"</text:p>
        </text:list-item>
        <text:list-item>
          <text:p text:style-name="P41">An object type is locally associated with zero or more <text:span text:style-name="T8">Categories</text:span></text:p>
        </text:list-item>
        <text:list-item>
          <text:p text:style-name="P42">Categories are used to filter lists of Object Types</text:p>
        </text:list-item>
        <text:list-item>
          <text:p text:style-name="P42">The UBO Loader keeps all <text:span text:style-name="T2">connected UBO Loader Stubs</text:span> up to date about the list of Object Types. Therefore it reads the filter from the UBO Loader Stub, filters the current list of Object Types and outputs the filtered list to the UBO Loader Stub.</text:p>
        </text:list-item>
        <text:list-item>
          <text:p text:style-name="P44">The UBO Loader together with the MoosCreator/UBO Loader Stub care for the lifecycle of UBOs</text:p>
        </text:list-item>
        <text:list-item>
          <text:p text:style-name="P44">Each UBO Loader maintains the global <text:span text:style-name="T3">Existence State (ES)</text:span> of all UBOs of one UOC</text:p>
        </text:list-item>
        <text:list-item>
          <text:p text:style-name="P42">List of all <text:span text:style-name="T2">&lt;objId&gt;</text:span>s at index <text:span text:style-name="T2">objectIx</text:span></text:p>
        </text:list-item>
        <text:list-item>
          <text:p text:style-name="P42">List of all <text:span text:style-name="T2">&lt;objectTypeIx&gt;</text:span>s at index <text:span text:style-name="T2">objectIx</text:span></text:p>
        </text:list-item>
        <text:list-item>
          <text:p text:style-name="P42">List of all <text:span text:style-name="T2">&lt;objectState&gt;</text:span>s at index <text:span text:style-name="T2">objectIx</text:span></text:p>
        </text:list-item>
        <text:list-item>
          <text:p text:style-name="P44">The <text:span text:style-name="T2">objectIx</text:span> is a globally valid index of each UBO within the Existence State</text:p>
        </text:list-item>
        <text:list-item>
          <text:p text:style-name="P44">Each UBO can be identified within an SMS by UOC Name + &lt;objId&gt; or by UOC + objectIx</text:p>
        </text:list-item>
        <text:list-item>
          <text:p text:style-name="P45">The objectIx can be used at the interface of the UBO Loader Stub to identify one UBO of the given UOC</text:p>
        </text:list-item>
        <text:list-item>
          <text:p text:style-name="P45">The UBO Loader keeps all <text:span text:style-name="T2">connected UBO Loader Stubs</text:span> up to date about the list of UBOs</text:p>
        </text:list-item>
      </text:list>
      <text:h text:style-name="P17" text:outline-level="2"><text:bookmark-start text:name="__RefHeading__1069_724808370"/>Procedures for Unbound Objects (UBOs)<text:bookmark-end text:name="__RefHeading__1069_724808370"/></text:h>
      <text:p text:style-name="P3">When CREATING a UBO (this is a global procedure)</text:p>
      <text:list xml:id="list1832563110625828428" text:style-name="L7">
        <text:list-item>
          <text:p text:style-name="P26">The <text:span text:style-name="T2">User of the UBO Loader Stub</text:span> selects an "objTypeIdx" and optionally sets the "preferredObjId". The User triggers the UBO Loader Stub with the "<text:span text:style-name="T2">createObjTypeIdx</text:span>" and waits for the response at "initializeObjIdx"</text:p>
        </text:list-item>
        <text:list-item>
          <text:p text:style-name="P25"><text:span text:style-name="T7">This </text:span><text:span text:style-name="T8">UBO Loader Stub</text:span><text:span text:style-name="T7"> tries to "occupy" the UBO Loader with the </text:span><text:span text:style-name="T8">4-tuple of following parameters</text:span><text:span text:style-name="T7">.<text:line-break/> - </text:span>preferredObjId<text:line-break/> - createObjTypeIdx<text:line-break/> - creatingSessionId<text:line-break/> - creatingExtObjId.<text:line-break/>It tears up a supervision timer</text:p>
        </text:list-item>
        <text:list-item>
          <text:p text:style-name="P25"><text:span text:style-name="T7">The </text:span><text:span text:style-name="T8">UBO Loader</text:span><text:span text:style-name="T7"> sends the 4-tuple in a "</text:span><text:span text:style-name="T8">createRequest</text:span><text:span text:style-name="T7">" to the central server.</text:span></text:p>
        </text:list-item>
        <text:list-item>
          <text:p text:style-name="P25"><text:span text:style-name="T7">If the UBO Loader is not yet "occupied", then the </text:span><text:span text:style-name="T8">central server<text:line-break/><text:tab/> </text:span>- selects an objIdx and an objId for the UBO<text:line-break/><text:tab/> - removes the objIdx from the unregisteredUbos<text:line-break/><text:tab/> - sets the objId and the objTypeIdx at the selected objIdx, leaves the<text:line-break/><text:tab/><text:tab/> objStatus at the value "DELETED"<text:line-break/> <text:tab/>- sets the triplet<text:line-break/> <text:tab/><text:tab/>- creatingSessionId<text:line-break/> <text:tab/><text:tab/>- creatingExtObjId<text:line-break/> <text:tab/><text:tab/>- creatingObjIdx<text:line-break/> <text:tab/>- <text:span text:style-name="T2">distributes an update of the "Existence State (ES)"</text:span></text:p>
        </text:list-item>
        <text:list-item>
          <text:p text:style-name="P25">The instance of the <text:span text:style-name="T2">UBO Loader at the "creatingSessionId"</text:span> detects that it is now CREATING, takes the creatingObjIdx and <text:span text:style-name="T2">loads the FIRST instance of the UBO Wrapper</text:span>.</text:p>
        </text:list-item>
        <text:list-item>
          <text:p text:style-name="P25"><text:s/>As soon as the UBO Wrapper has been loaded, then the <text:span text:style-name="T2">constant values (see below) are set in the UBO Wrapper</text:span></text:p>
        </text:list-item>
        <text:list-item>
          <text:p text:style-name="P47">Now we have<text:line-break/><text:tab/> - the constant ID of the UBO (objId=VALID and objTypeIdx=VALID) and<text:line-break/><text:tab/><text:tab/> the objState=CREATING of the UBO at the correct "objIdx" in the ES<text:line-break/><text:tab/> - the constant values of the UBO Wrapper in the FIRST instance of the UW<text:line-break/> <text:tab/><text:tab/>- the "objId",<text:line-break/><text:tab/><text:tab/> - the "universalObjectClass"<text:line-break/><text:tab/><text:tab/> - the "url",<text:line-break/><text:tab/><text:tab/> - the "creatingExtObjId" and<text:line-break/><text:tab/><text:tab/> - the "creatingSessionId".</text:p>
        </text:list-item>
        <text:list-item>
          <text:p text:style-name="P25">The UBO Loader triggers the <text:span text:style-name="T2">UBO Loader Stub</text:span> by "<text:span text:style-name="T2">initializeObjIdx</text:span>" (with the value "creatingObjIdx"), which forwards the information to its user.</text:p>
        </text:list-item>
        <text:list-item>
          <text:p text:style-name="P25">The <text:span text:style-name="T2">User of the UBO Loader Stub</text:span> sets the "initial state" of the UBO Wrapper<text:line-break/> <text:tab/> - moduleIx (SFInt32)<text:line-break/><text:tab/> - firstInstanceFlag (SFBool)<text:line-break/><text:tab/> - initialState (MFString</text:p>
        </text:list-item>
        <text:list-item>
          <text:p text:style-name="P25">The user of the UBO Loader Stub informs the UBO Loader Stub about successful initialization of the FIRST instance of the UBO Wrapper via "<text:span text:style-name="T2">objIdxInitialized</text:span>" (with the value "creatingObjIdx") </text:p>
        </text:list-item>
        <text:list-item>
          <text:p text:style-name="P25">Now the UBO Loader triggers the <text:span text:style-name="T2">FIRST instance of the UBO Wrapper to distribute its shared state</text:span><text:line-break/><text:tab/> - creatingExtObjId ........... extObjId of the creating UBO Loader Stub<text:line-break/><text:tab/> - creatingSessionId .......... sessionId of the creating PSI<text:line-break/><text:tab/> - moduleIx ........................ module the UBO is assigned to initially<text:line-break/><text:tab/> - firstInstanceFlag = TRUE ... this flag will be used to detect the<text:line-break/><text:tab/><text:tab/><text:tab/><text:tab/><text:tab/> <text:s text:c="2"/>first instance of the UBO that is loaded<text:line-break/><text:tab/> - initialState (semantics depends on the UOC)</text:p>
        </text:list-item>
        <text:list-item>
          <text:p text:style-name="P25">Now the UBO Loader will send the "loadRequest" to the central server</text:p>
        </text:list-item>
        <text:list-item>
          <text:p text:style-name="P25">The central server removes the "occupation"<text:line-break/><text:tab/><text:tab/> - the objectState at objIdx == creatingObjIdx is set to "CREATED"<text:line-break/><text:tab/><text:tab/> - the "creatingSessionId", "creatingExtObjId", "creatingObjIdx" are reset<text:line-break/><text:tab/><text:tab/> - an update of the ES is distributed</text:p>
        </text:list-item>
        <text:list-item>
          <text:p text:style-name="P25">All scene instances that have not yet loaded the UBO Wrapper, load the UBO Wrapper</text:p>
        </text:list-item>
        <text:list-item>
          <text:p text:style-name="P25">All scene instances trigger the "<text:span text:style-name="T2">loadObjIdx" event at the SSC Extension</text:span></text:p>
        </text:list-item>
      </text:list>
      <text:p text:style-name="P9">When LOADING a UBO (this is a local procedure)</text:p>
      <text:list xml:id="list8062846000638288522" text:style-name="L8">
        <text:list-item>
          <text:p text:style-name="P27">If a UBO Wrapper has been loaded and the &lt;objectState&gt; at the objectIdx is CREATED or if the &lt;objectState&gt; at the objectIdx changes to CREATED and the UBO Wrapper is loaded, then the UBO Loader triggers the SSC Extension with the event „loadObjIdx“</text:p>
        </text:list-item>
        <text:list-item>
          <text:p text:style-name="P27">When the SSC Extension wants to immediately load the instance of the UBO, then it triggers the UBO Wrapper to actually load the UBO by means of the commParam field</text:p>
        </text:list-item>
        <text:list-item>
          <text:p text:style-name="P27">If the decision is for "delayed loading", then the progress is set to 100%, otherwise the UBO Wrapper will care for the display of the progress</text:p>
        </text:list-item>
        <text:list-item>
          <text:p text:style-name="P27">The UBO Wrapper has a look to the stored moduleIx. If it is &lt; 0, then the UBO Wrapper will forward the commParam to the UBO (as soon as it will have been loaded), otherwise the UBO Wrapper will search for the modParam in the commParam and forward the modParam to the UBO</text:p>
        </text:list-item>
        <text:list-item>
          <text:p text:style-name="P27">Now the UBO has been loaded and it reports „attached“ or at least „initialized“ to the UBO Wrapper. The UBO Wrapper outputs „initialized“.</text:p>
        </text:list-item>
        <text:list-item>
          <text:p text:style-name="P27">The UBO Wrapper of the first instance of the UBO that is actually loaded (in whatever scene instance) recognizes that it is the first instance by the &lt;firstInstance=true&gt; flag and hence initializes the state of the UBO by the field „setState“ at the uiObj interface</text:p>
        </text:list-item>
        <text:list-item>
          <text:p text:style-name="P27">If the UBO has been attached via modParam and if everything went fine, then the MobContainer in the UBO will recognize the UBO is positioned eventually. Now the MobContainer will add the UBO to the ModelGroup in the MC and finally the UBO will become visible</text:p>
        </text:list-item>
      </text:list>
      <text:p text:style-name="P2">When a module has been loaded and initialized (this is a local procedure)</text:p>
      <text:list xml:id="list1093393460611983736" text:style-name="L9">
        <text:list-item>
          <text:p text:style-name="P28">The MC Base uses a service of the SSC Base (tbd.) to locate all UBO Wrappers that are assigned to this module</text:p>
        </text:list-item>
        <text:list-item>
          <text:p text:style-name="P28">If wrappers are found and if the contained UBOs are loaded, then the UBOs are attached to the module</text:p>
        </text:list-item>
      </text:list>
      <text:p text:style-name="P2">When a module has been disabled</text:p>
      <text:list xml:id="list877835228617444385" text:style-name="L10">
        <text:list-item>
          <text:p text:style-name="P29">The MC Base sends commParam to all UBOs in the &lt;Group&gt; node. The MobContainer removes the SELF node from the &lt;Group&gt; node. This is ffs.</text:p>
        </text:list-item>
      </text:list>
      <text:p text:style-name="P2">Module Activation/Deactivation</text:p>
      <text:list xml:id="list6796708482659775116" text:style-name="L11">
        <text:list-item>
          <text:p text:style-name="P30">All UBOs that are attached to the module, receive the module activity and react accordingly.</text:p>
        </text:list-item>
      </text:list>
      <text:p text:style-name="P9">When UNLOADING a UBO (this is a local procedure)</text:p>
      <text:list xml:id="list9214538918735132227" text:style-name="L12">
        <text:list-item>
          <text:p text:style-name="P31">If the &lt;objectState&gt; of a UBO is CREATED and if the UBO has been loaded locally, then the SSC Extension can decide to unload the UBO locally (without influencing the Existence State)</text:p>
        </text:list-item>
        <text:list-item>
          <text:p text:style-name="P31">The UBO Wrapper is told that it should unload the UBO and it is done</text:p>
        </text:list-item>
        <text:list-item>
          <text:p text:style-name="P31">Loading the same UBO again locally is possible, as long as the &lt;objectState&gt; is CREATED</text:p>
        </text:list-item>
      </text:list>
      <text:p text:style-name="P2">When DELETING a UBO (this is a global procedure)</text:p>
      <text:list xml:id="list3767189213305203489" text:style-name="L13">
        <text:list-item>
          <text:p text:style-name="P32">Deleting a UBO is a service of the UBO Loader. Hence it can be called</text:p>
          <text:list>
            <text:list-item>
              <text:p text:style-name="P32">by the SSC Extension</text:p>
            </text:list-item>
            <text:list-item>
              <text:p text:style-name="P32">by any UBO of the same UOC (via „universalObjectClass“)</text:p>
            </text:list-item>
            <text:list-item>
              <text:p text:style-name="P32">by the MoosCreator (MoosCreator has a list of all UBOs)</text:p>
            </text:list-item>
          </text:list>
        </text:list-item>
        <text:list-item>
          <text:p text:style-name="P32">The UBO Loader may decide to delete a UBO, when the &lt;objectState&gt; is CREATING or CREATED</text:p>
        </text:list-item>
        <text:list-item>
          <text:p text:style-name="P32">The UBO Loader will set the &lt;objectState&gt; to DELETED and keep the &lt;objId&gt; and the objectIx reserved for 20 seconds</text:p>
        </text:list-item>
        <text:list-item>
          <text:p text:style-name="P32">All Instances of the UBO Loader detect that the state changed to DELETED and hence the UBO Wrappers are disabled and unloaded – so that they unload the UBOs (see above)</text:p>
        </text:list-item>
      </text:list>
      <text:p text:style-name="P2">When Deregistering a Module (this is a global procedure)</text:p>
      <text:list xml:id="list1615883438627462282" text:style-name="L14">
        <text:list-item>
          <text:p text:style-name="P21">The central server of SSC Base detects, when he deregisters a module in the commState. Then he informs all UBO Loaders to delete all UBOs of that module (set moduleIx = -1)</text:p>
        </text:list-item>
      </text:list>
      <text:h text:style-name="P17" text:outline-level="2"><text:bookmark-start text:name="__RefHeading__1204_724808370"/>Fields of the UBO Wrapper and of the MobContainer (uiObj)<text:bookmark-end text:name="__RefHeading__1204_724808370"/></text:h>
      <text:p text:style-name="Text_20_body">The external interface of the UBO Wrapper and of the MobContainer is nearly identical to the „standard uiObj“ interface:</text:p>
      <table:table table:name="Tabelle1" table:style-name="Tabelle1">
        <table:table-column table:style-name="Tabelle1.A" table:number-columns-repeated="3"/>
        <table:table-header-rows>
          <table:table-row>
            <table:table-cell table:style-name="Tabelle1.A1" office:value-type="string">
              <text:p text:style-name="Table_20_Heading">Field Name</text:p>
            </table:table-cell>
            <table:table-cell table:style-name="Tabelle1.A1" office:value-type="string">
              <text:p text:style-name="Table_20_Heading">Presence at UBO Wrapper</text:p>
            </table:table-cell>
            <table:table-cell table:style-name="Tabelle1.C1" office:value-type="string">
              <text:p text:style-name="Table_20_Heading">Presence at MobContainer</text:p>
            </table:table-cell>
          </table:table-row>
        </table:table-header-rows>
        <table:table-row>
          <table:table-cell table:style-name="Tabelle1.A2" office:value-type="string">
            <text:p text:style-name="Table_20_Contents">objType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version (SFFloat)</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url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theUbo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objId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universalObjectClass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commParam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modParam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disable (SFTim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initialized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attached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enabledOut (SFBool)</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positioningObjects (M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setWrapperState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setState (MFString)</text:p>
          </table:table-cell>
          <table:table-cell table:style-name="Tabelle1.C2" table:number-columns-spanned="2" office:value-type="string">
            <text:p text:style-name="Table_20_Contents">Only available at the UBO itself</text:p>
          </table:table-cell>
          <table:covered-table-cell/>
        </table:table-row>
      </table:table>
      <text:p text:style-name="Text_20_body"/>
      <text:p text:style-name="Text_20_body">The semantics of following fields are identical to the „standard uiObj semantics“:</text:p>
      <text:list xml:id="list4541252010401630816" text:style-name="L15">
        <text:list-item>
          <text:p text:style-name="P33">objType, version, objId, universalObjectClass (always != null), initialized, attached and enabledOut</text:p>
        </text:list-item>
      </text:list>
      <text:p text:style-name="Text_20_body">The fields commParam, modParam and disable have a slightly different semantics at the UBO Wrapper:</text:p>
      <text:list xml:id="list6936708306336258385" text:style-name="L16">
        <text:list-item>
          <text:p text:style-name="P34">commParam actually instruct the UBO Wrapper to load the UBO. If the moduleIx is greater than or equal zero, then the UBO Wrapper will search for the modParam in the commParam</text:p>
        </text:list-item>
        <text:list-item>
          <text:p text:style-name="P34">disable instructs the UBO Wrapper to actually unload the UBO</text:p>
        </text:list-item>
      </text:list>
      <text:p text:style-name="Text_20_body">setWrapperState sets the wrapper state (moduleIx, firstInstanceFlag and initialState), positioningObjects informs the MobContainer, which objects will deliver „positioned“ events.</text:p>
      <text:p text:style-name="Text_20_body">The UBO Wrapper uses the field „setState“ of the UBO to initialize the global state of the UBO</text:p>
      <text:p text:style-name="Text_20_body">Loading and unloading of UBOs may happen more often than once in the lifetime of the wrapper.</text:p>
      <text:h text:style-name="Heading_20_2" text:outline-level="2"><text:bookmark-start text:name="__RefHeading__1206_724808370"/><text:soft-page-break/>Fields of the UBO Loader<text:bookmark-end text:name="__RefHeading__1206_724808370"/></text:h>
      <text:p text:style-name="Text_20_body">Tbd.</text:p>
      <text:h text:style-name="Heading_20_2" text:outline-level="2"><text:bookmark-start text:name="__RefHeading__1050_1995216676"/>Fields of the UBO Loader Stub<text:bookmark-end text:name="__RefHeading__1050_1995216676"/></text:h>
      <text:list xml:id="list3235777413659291275" text:style-name="L17">
        <text:list-item>
          <text:p text:style-name="P35"><text:span text:style-name="T3">„universalObjectClass“ (SFNode)</text:span><text:line-break/>This field takes the pointer from the SSC Extension (commParamExt) that points to the UOC Dispatcher.<text:line-break/>This initializes the UBO Loader Stub to connect to the UBO Loader.<text:line-break/>The same value will be written to the uiObj Interface of the UBOs, after they will have been loaded by the UBO Wrapper</text:p>
        </text:list-item>
        <text:list-item>
          <text:p text:style-name="P35"><text:span text:style-name="T3">„disable“ (SFTime)</text:span><text:line-break/>An event „Now“ at this field will disconnect the UBO Loader Stub from the UBO Loader and it will disable the UBO Loader Stub. A new initialization with „universalObjectClass“ will be possible</text:p>
        </text:list-item>
        <text:list-item>
          <text:p text:style-name="P35"><text:span text:style-name="T3">„categories“ (MFString)</text:span><text:line-break/>This field will be used as filter for the display of Object Type IDs</text:p>
        </text:list-item>
        <text:list-item>
          <text:p text:style-name="P35"><text:span text:style-name="T3">„objectTypeIds“ (MFString), objectTypeIdxs (MFInt32)</text:span><text:line-break/>These fields are the filtered Object Types that can be created by this UBO Loader Stub.<text:line-break/><text:span text:style-name="T2">They are the „filtered OTL“ of the connected UBO Loader</text:span></text:p>
        </text:list-item>
        <text:list-item>
          <text:p text:style-name="P35"><text:span text:style-name="T3">„objects“ (MFNode), objectsStates (MFString)</text:span><text:line-break/><text:span text:style-name="T2">This is a „mirror of the ES“ of the connected UBO Loader<text:line-break/></text:span><text:span text:style-name="T11">„objects[ix]“ contains the &lt;objId&gt; and the &lt;objectTypeIx&gt; (actually they are the UBO Wrappers)</text:span></text:p>
        </text:list-item>
        <text:list-item>
          <text:p text:style-name="P35"><text:span text:style-name="T3">„preferredObjId“ (SFString)</text:span><text:span text:style-name="T2"><text:line-break/></text:span><text:span text:style-name="T11">Before starting the creation of a UBO, here a specific „objId“ can be requested</text:span></text:p>
        </text:list-item>
        <text:list-item>
          <text:p text:style-name="P36"><text:span text:style-name="T2">„createObjectType“ (SFString), „createObjectTypeIdx“ (SFInt32)<text:line-break/></text:span><text:span text:style-name="T7">start the creation of an UBO</text:span></text:p>
        </text:list-item>
        <text:list-item>
          <text:p text:style-name="P35"><text:span text:style-name="T3">„initializeObjectIdx“ (SFInt32)</text:span><text:span text:style-name="T2"><text:line-break/></text:span><text:span text:style-name="T11">This UBO Wrapper shall be initialized with „setWrapperState“ and then objectIxInitialized shall be triggered. <text:s/>(Value &lt; 0 ---&gt; an error has happened)</text:span></text:p>
        </text:list-item>
        <text:list-item>
          <text:p text:style-name="P35"><text:span text:style-name="T3">„objectIdxInitialized“ (SFInt32)</text:span><text:span text:style-name="T11"><text:line-break/>Initialization of the UBO Wrapper done <text:s/>--&gt; <text:s/>de-occupy the UBO Loader again</text:span></text:p>
        </text:list-item>
      </text:list>
      <text:h text:style-name="P16" text:outline-level="2"><text:bookmark-start text:name="__RefHeading__1071_724808370"/><text:soft-page-break/>Fields of the MoosCreator<text:bookmark-end text:name="__RefHeading__1071_724808370"/></text:h>
      <text:p text:style-name="P6">Tb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9<text:tab/>SMS Facility Loaders<text:tab/>Version 4.1 / July 14<text:span text:style-name="MT1">th</text:span> 2018</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20</text:page-number> of <text:page-count>20</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18-07-14T21:47:24.55</dc:date>
    <meta:editing-duration>P1DT4H49M10S</meta:editing-duration>
    <meta:editing-cycles>179</meta:editing-cycles>
    <dc:creator>x </dc:creator>
    <meta:document-statistic meta:table-count="1" meta:image-count="0" meta:object-count="2" meta:page-count="20" meta:paragraph-count="318" meta:word-count="5166" meta:character-count="319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035cm" svg:stroke-color="#000000" draw:marker-start-width="0.409cm" draw:marker-end-width="0.409cm" draw:textarea-horizontal-align="left" draw:textarea-vertical-align="top" fo:padding-top="0.143cm" fo:padding-bottom="0.143cm" fo:padding-left="0.268cm" fo:padding-right="0.268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2.237cm"/>
    </style:style>
    <style:style style:name="gr5" style:family="graphic" style:parent-style-name="objectwithoutfill">
      <style:graphic-properties svg:stroke-width="0.099cm" draw:marker-start-width="0.348cm" draw:marker-end="Circle" draw:marker-end-width="0.448cm" draw:fill="none" draw:textarea-vertical-align="middle" fo:padding-top="0.174cm" fo:padding-bottom="0.174cm" fo:padding-left="0.299cm" fo:padding-right="0.299cm"/>
    </style:style>
    <style:style style:name="gr6"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4.097cm" svg:height="5.715cm" svg:x="0.619cm" svg:y="0.365cm">
          <text:p text:style-name="P1"><text:span text:style-name="T1">UBO Wrapper</text:span></text:p>
        </draw:rect>
        <draw:rect draw:style-name="gr2" draw:text-style-name="P2" draw:layer="layout" svg:width="12.192cm" svg:height="4.064cm" svg:x="2.143cm" svg:y="1.635cm">
          <text:p text:style-name="P1"><text:span text:style-name="T1">UBO</text:span></text:p>
        </draw:rect>
        <draw:rect draw:style-name="gr1" draw:text-style-name="P3" draw:layer="layout" svg:width="10.922cm" svg:height="2.794cm" svg:x="3.159cm" svg:y="2.651cm">
          <text:p text:style-name="P1"><text:span text:style-name="T2">MobContainer</text:span></text:p>
        </draw:rect>
        <draw:rect draw:style-name="gr3" draw:text-style-name="P3" draw:layer="layout" svg:width="3.683cm" svg:height="0.762cm" svg:x="3.54cm" svg:y="4.429cm">
          <text:p text:style-name="P1"><text:span text:style-name="T2">MIDAS Object</text:span></text:p>
        </draw:rect>
        <draw:rect draw:style-name="gr3" draw:text-style-name="P3" draw:layer="layout" svg:width="3.683cm" svg:height="0.762cm" svg:x="10.144cm" svg:y="4.429cm">
          <text:p text:style-name="P1"><text:span text:style-name="T2">MIDAS Object</text:span></text:p>
        </draw:rect>
        <draw:frame draw:style-name="gr4" draw:layer="layout" svg:width="2.737cm" svg:height="0.963cm" svg:x="7.407cm" svg:y="4.355cm">
          <draw:text-box>
            <text:p>….........</text:p>
          </draw:text-box>
        </draw:frame>
        <draw:line draw:style-name="gr5" draw:text-style-name="P1" draw:layer="layout" svg:x1="3.159cm" svg:y1="4.048cm" svg:x2="0cm" svg:y2="4.048cm">
          <text:p/>
        </draw:line>
        <draw:frame draw:style-name="gr6" draw:text-style-name="P4" draw:layer="layout" svg:width="2.534cm" svg:height="0.772cm" svg:x="-0.143cm" svg:y="3.022cm">
          <draw:text-box>
            <text:p><text:span text:style-name="T3">uiObj</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2cm" draw:marker-start-width="0.5cm" draw:marker-end-width="0.5cm" draw:textarea-horizontal-align="left" draw:textarea-vertical-align="top" fo:padding-top="0.225cm" fo:padding-bottom="0.225cm" fo:padding-left="0.35cm" fo:padding-right="0.35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99ccff" draw:textarea-vertical-align="middle"/>
    </style:style>
    <style:style style:name="gr6" style:family="graphic" style:parent-style-name="standard">
      <style:graphic-properties svg:stroke-width="0.2cm" draw:marker-start-width="1.1cm" draw:marker-end-width="1.1cm" draw:fill-color="#cfe7f5" draw:textarea-vertical-align="middle" fo:padding-top="0.225cm" fo:padding-bottom="0.225cm" fo:padding-left="0.35cm" fo:padding-right="0.35cm"/>
    </style:style>
    <style:style style:name="gr7" style:family="graphic" style:parent-style-name="standard">
      <style:graphic-properties svg:stroke-color="#000000" draw:marker-end="Arrow" draw:marker-end-width="0.4cm" draw:textarea-vertical-align="middle"/>
    </style:style>
    <style:style style:name="gr8" style:family="graphic" style:parent-style-name="standard">
      <style:graphic-properties svg:stroke-width="0.2cm" draw:marker-start-width="0.8cm" draw:marker-end-width="0.8cm" draw:fill-color="#cfe7f5" draw:textarea-vertical-align="middle" fo:padding-top="0.225cm" fo:padding-bottom="0.225cm" fo:padding-left="0.35cm" fo:padding-right="0.35cm"/>
    </style:style>
    <style:style style:name="gr9" style:family="graphic" style:parent-style-name="standard">
      <style:graphic-properties svg:stroke-width="0.1cm" svg:stroke-color="#000000" draw:marker-start="" draw:marker-start-width="0.5cm" draw:marker-end="Circle" draw:marker-end-width="0.5cm"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gr11" style:family="graphic" style:parent-style-name="standard">
      <style:graphic-properties draw:stroke="none" svg:stroke-color="#000000" draw:fill="none" draw:fill-color="#ffffff" draw:textarea-horizontal-align="left" draw:auto-grow-height="true" draw:auto-grow-width="true" fo:min-height="0.522cm" fo:min-width="1.17cm"/>
    </style:style>
    <style:style style:name="gr12" style:family="graphic" style:parent-style-name="objectwithoutfill">
      <style:graphic-properties draw:stroke="dash" draw:stroke-dash="Ultrafine_20_Dashed" svg:stroke-width="0.1cm" svg:stroke-color="#808080" draw:marker-start="Arrow" draw:marker-start-width="0.6cm" draw:marker-end="Arrow" draw:marker-end-width="0.6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4pt" style:font-size-asian="14pt" style:font-size-complex="14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2pt" style:font-size-asian="12pt" style:font-size-complex="12pt"/>
    </style:style>
    <style:style style:name="P6"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family="Arial" style:font-family-generic="roman" style:font-pitch="variable" fo:font-size="14pt" style:letter-kerning="true" style:font-family-asian="'Microsoft YaHei'" style:font-family-generic-asian="system" style:font-pitch-asian="variable" style:font-size-asian="14pt" style:font-family-complex="Mangal" style:font-family-generic-complex="system" style:font-pitch-complex="variable" style:font-size-complex="14pt"/>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5cm" svg:height="6.2cm" svg:x="2.4cm" svg:y="8.6cm">
          <text:p text:style-name="P1">„Specific Creator“</text:p>
        </draw:rect>
        <draw:rect draw:style-name="gr2" draw:text-style-name="P3" draw:layer="layout" svg:width="8.8cm" svg:height="4.2cm" svg:x="5.7cm" svg:y="10.2cm">
          <text:p text:style-name="P2"><text:span text:style-name="T1">MoosCreator (general)</text:span></text:p>
        </draw:rect>
        <draw:rect draw:style-name="gr1" draw:text-style-name="P1" draw:layer="layout" svg:width="13.9cm" svg:height="7cm" svg:x="1cm" svg:y="16.2cm">
          <text:p text:style-name="P1">SSC Extension</text:p>
        </draw:rect>
        <draw:rect draw:style-name="gr1" draw:text-style-name="P4" draw:layer="layout" svg:width="8.3cm" svg:height="2.9cm" svg:x="6.1cm" svg:y="19.8cm">
          <text:p text:style-name="P2"><text:span text:style-name="T2">UOC Dispatcher</text:span></text:p>
          <text:p text:style-name="P2"><text:span text:style-name="T2">(defines UOC)</text:span></text:p>
        </draw:rect>
        <draw:custom-shape draw:style-name="gr3" draw:text-style-name="P1" xml:id="id2" draw:id="id2" draw:layer="layout" svg:width="2.6cm" svg:height="1.8cm" svg:x="9cm" svg:y="16.6cm">
          <text:p text:style-name="P1">OT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3" draw:id="id3" draw:layer="layout" svg:width="2.6cm" svg:height="1.8cm" svg:x="11.9cm" svg:y="16.5cm">
          <text:p text:style-name="P1">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 draw:text-style-name="P1" xml:id="id1" draw:id="id1" draw:layer="layout" svg:width="4.6cm" svg:height="1.9cm" svg:x="9.2cm" svg:y="20.5cm">
          <text:p text:style-name="P1">UBO Loader<text:line-break/>(for UOC Xxx)</text:p>
        </draw:rect>
        <draw:connector draw:style-name="gr4" draw:text-style-name="P1" draw:layer="layout" draw:type="line" svg:x1="11.5cm" svg:y1="20.5cm" svg:x2="10.3cm" svg:y2="18.4cm" draw:start-shape="id1" draw:start-glue-point="0" draw:end-shape="id2" draw:end-glue-point="7" svg:d="M11500 20500l-1200-2100">
          <text:p/>
        </draw:connector>
        <draw:connector draw:style-name="gr4" draw:text-style-name="P1" draw:layer="layout" draw:type="line" svg:x1="11.5cm" svg:y1="20.5cm" svg:x2="13.2cm" svg:y2="18.3cm" draw:start-shape="id1" draw:start-glue-point="0" draw:end-shape="id3" draw:end-glue-point="7" svg:d="M11500 20500l1700-2200">
          <text:p/>
        </draw:connector>
        <draw:rect draw:style-name="gr1" draw:text-style-name="P5" draw:layer="layout" svg:width="3.5cm" svg:height="2.9cm" svg:x="1.4cm" svg:y="19.8cm">
          <text:p text:style-name="P1"><text:span text:style-name="T3">commParamExt</text:span></text:p>
        </draw:rect>
        <draw:ellipse draw:style-name="gr5" draw:text-style-name="P5" xml:id="id4" draw:id="id4" draw:layer="layout" svg:width="2.6cm" svg:height="1.6cm" svg:x="1.7cm" svg:y="20.7cm">
          <text:p text:style-name="P1"><text:span text:style-name="T3">UocDisp</text:span></text:p>
          <text:p text:style-name="P1"><text:span text:style-name="T3">(pointer)</text:span></text:p>
        </draw:ellipse>
        <draw:rect draw:style-name="gr6" draw:text-style-name="P3" xml:id="id5" draw:id="id5" draw:layer="layout" svg:width="4.8cm" svg:height="1.1cm" svg:x="3.7cm" svg:y="18cm">
          <text:p text:style-name="P2"><text:span text:style-name="T4">UBO Loader Stub</text:span></text:p>
        </draw:rect>
        <draw:connector draw:style-name="gr7" draw:text-style-name="P1" draw:layer="layout" svg:x1="3cm" svg:y1="20.7cm" svg:x2="3.7cm" svg:y2="18.55cm" draw:start-shape="id4" draw:start-glue-point="0" draw:end-shape="id5" draw:end-glue-point="3" svg:d="M3000 20700v-2150h700">
          <text:p/>
        </draw:connector>
        <draw:rect draw:style-name="gr8" draw:text-style-name="P3" xml:id="id6" draw:id="id6" draw:layer="layout" svg:width="4.8cm" svg:height="1.1cm" svg:x="6.1cm" svg:y="12.9cm">
          <text:p text:style-name="P2"><text:span text:style-name="T4">UBO Loader Stub</text:span></text:p>
        </draw:rect>
        <draw:connector draw:style-name="gr7" draw:text-style-name="P1" draw:layer="layout" svg:x1="3cm" svg:y1="20.7cm" svg:x2="6.1cm" svg:y2="13.45cm" draw:start-shape="id4" draw:start-glue-point="0" draw:end-shape="id6" draw:end-glue-point="3" svg:d="M3000 20700v-7250h3100">
          <text:p/>
        </draw:connector>
        <draw:connector draw:style-name="gr9" draw:text-style-name="P1" draw:layer="layout" svg:x1="6.1cm" svg:y1="18cm" svg:x2="0.085cm" svg:y2="17.548cm" draw:start-shape="id5" draw:start-glue-point="0" svg:d="M6100 18000v-600h-6015v148">
          <text:p/>
        </draw:connector>
        <draw:connector draw:style-name="gr9" draw:text-style-name="P1" draw:layer="layout" svg:x1="8.5cm" svg:y1="12.9cm" svg:x2="1.44cm" svg:y2="12.489cm" draw:start-shape="id6" draw:start-glue-point="0" svg:d="M8500 12900v-600h-7060v189">
          <text:p/>
        </draw:connector>
        <draw:frame draw:style-name="gr10" draw:text-style-name="P6" draw:layer="layout" svg:width="2.534cm" svg:height="0.772cm" svg:x="-0.034cm" svg:y="17.828cm">
          <draw:text-box>
            <text:p><text:span text:style-name="T5">uiControl</text:span></text:p>
          </draw:text-box>
        </draw:frame>
        <draw:frame draw:style-name="gr11" draw:text-style-name="P6" draw:layer="layout" svg:width="1.67cm" svg:height="0.772cm" svg:x="0.7cm" svg:y="12.7cm">
          <draw:text-box>
            <text:p><text:span text:style-name="T5">uiObj</text:span></text:p>
          </draw:text-box>
        </draw:frame>
        <draw:line draw:style-name="gr12" draw:text-style-name="P1" draw:layer="layout" svg:x1="8.3cm" svg:y1="13.8cm" svg:x2="10.3cm" svg:y2="20.8cm">
          <text:p/>
        </draw:line>
        <draw:line draw:style-name="gr12" draw:text-style-name="P1" draw:layer="layout" svg:x1="8cm" svg:y1="18.8cm" svg:x2="9.8cm" svg:y2="20.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